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xml:id="id2" draw:id="id2" draw:layer="layout" svg:width="1.567cm" svg:height="1.553cm" svg:x="4.421cm" svg:y="0.959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-2.322cm" svg:y="-4.996cm"/>
        </draw:frame>
        <draw:frame draw:style-name="gr2" draw:text-style-name="P2" xml:id="id1" draw:id="id1" draw:layer="layout" svg:width="3.665cm" svg:height="1.353cm" svg:x="0.478cm" svg:y="1.176cm">
          <draw:text-box>
            <text:p text:style-name="P1"><text:span text:style-name="T1">حاصل </text:span><text:span text:style-name="T1">1</text:span><text:span text:style-name="T1"> کو نظرانداز کرتے</text:span></text:p>
            <text:p text:style-name="P1"><text:span text:style-name="T1">ہوئے جواب حاصل کریں</text:span></text:p>
          </draw:text-box>
        </draw:frame>
        <draw:connector draw:style-name="gr3" draw:text-style-name="P3" draw:layer="layout" draw:type="curve" draw:line-skew="0.243cm" svg:x1="2.31cm" svg:y1="1.176cm" svg:x2="4.841cm" svg:y2="0.96cm" draw:start-shape="id1" draw:end-shape="id2" draw:end-glue-point="4" svg:d="m2310 1176c0-711 2531-603 2531-216">
          <text:p/>
        </draw:connector>
        <draw:frame draw:style-name="gr1" draw:layer="layout" svg:width="1.718cm" svg:height="1.495cm" svg:x="6.721cm" svg:y="0.856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-2.322cm" svg:y="-4.996cm"/>
        </draw:frame>
        <draw:frame draw:style-name="gr1" xml:id="id3" draw:id="id3" draw:layer="layout" svg:width="1.051cm" svg:height="0.47cm" svg:x="4.859cm" svg:y="2.8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3" draw:layer="layout" svg:width="0.229cm" svg:height="0.852cm" draw:transform="rotate (-1.5707963267949) translate (5.833cm 2.595cm)">
          <text:p/>
          <draw:enhanced-geometry svg:viewBox="0 0 21600 21600" draw:glue-points="0 0 0 21600 21600 10800" draw:text-areas="0 ?f9 7800 ?f10" draw:type="right-brace" draw:modifiers="1800 11091.20750293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3" draw:text-style-name="P3" draw:layer="layout" draw:type="curve" svg:x1="2.31cm" svg:y1="2.529cm" svg:x2="4.859cm" svg:y2="3.105cm" draw:start-shape="id1" draw:start-glue-point="2" draw:end-shape="id3" draw:end-glue-point="3" svg:d="m2310 2529c0 384 849 576 2549 576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2-03T15:15:25</dc:date>
    <dc:creator>khalid khan</dc:creator>
    <meta:editing-duration>PT8H50M31S</meta:editing-duration>
    <meta:editing-cycles>21</meta:editing-cycles>
    <meta:generator>LibreOffice/3.4$Linux LibreOffice_project/340m1$Build-402</meta:generator>
    <meta:document-statistic meta:object-count="7"/>
  </office:meta>
</office:document-meta>
</file>

<file path=Object 1/content.xml><?xml version="1.0" encoding="utf-8"?>
<math xmlns="http://www.w3.org/1998/Math/MathML">
  <semantics>
    <mrow>
      <mfrac>
        <mrow>
          <mtable>
            <mtr>
              <mtd>
                <mrow>
                  <mphantom>
                    <mstyle>
                      <mrow>
                        <mrow>
                          <mn>1</mn>
                        </mrow>
                      </mrow>
                    </mstyle>
                  </mphantom>
                  <msup>
                    <mrow/>
                    <mrow>
                      <mn>1</mn>
                    </mrow>
                  </msup>
                  <mn>7852</mn>
                </mrow>
              </mtd>
            </mtr>
            <mtr>
              <mtd>
                <mrow>
                  <mrow>
                    <mo stretchy="false">+</mo>
                    <mn>9026</mn>
                  </mrow>
                </mrow>
              </mtd>
            </mtr>
          </mtable>
        </mrow>
        <mrow>
          <mphantom>
            <mstyle>
              <mrow>
                <mrow>
                  <mi>'</mi>
                </mrow>
              </mrow>
            </mstyle>
          </mphantom>
          <mn>16878</mn>
        </mrow>
      </mfrac>
    </mrow>
    <annotation encoding="StarMath 5.0">{stack {phantom{1} {}^{1}7852 # +9026}} over {phantom{'} 16878}</annotation>
  </semantics>
</math>
</file>

<file path=Object 2/content.xml><?xml version="1.0" encoding="utf-8"?>
<math xmlns="http://www.w3.org/1998/Math/MathML">
  <semantics>
    <mrow>
      <mfrac>
        <mrow>
          <mtable>
            <mtr>
              <mtd>
                <mrow>
                  <mphantom>
                    <mstyle>
                      <mrow>
                        <mrow>
                          <mn>1</mn>
                        </mrow>
                      </mrow>
                    </mstyle>
                  </mphantom>
                  <mn>10000</mn>
                </mrow>
              </mtd>
            </mtr>
            <mtr>
              <mtd>
                <mrow>
                  <mrow>
                    <mphantom>
                      <mstyle>
                        <mrow>
                          <mrow>
                            <mn>1</mn>
                          </mrow>
                        </mrow>
                      </mstyle>
                    </mphantom>
                    <mo stretchy="false">−</mo>
                    <mn>0974</mn>
                  </mrow>
                </mrow>
              </mtd>
            </mtr>
          </mtable>
        </mrow>
        <mrow>
          <mphantom>
            <mstyle>
              <mrow>
                <mrow>
                  <mn>00</mn>
                </mrow>
              </mrow>
            </mstyle>
          </mphantom>
          <mn>9026</mn>
        </mrow>
      </mfrac>
    </mrow>
    <annotation encoding="StarMath 5.0">{stack {phantom{1} 10000 # phantom{1} -0974}} over {phantom{00} 9026}</annotation>
  </semantics>
</math>
</file>

<file path=Object 3/content.xml><?xml version="1.0" encoding="utf-8"?>
<math xmlns="http://www.w3.org/1998/Math/MathML">
  <semantics>
    <mrow>
      <mn>6878</mn>
    </mrow>
    <annotation encoding="StarMath 5.0">6878</annotation>
  </semantics>
</math>
</file>